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106cm" svg:stroke-color="#262626" draw:marker-start-width="0.323cm" draw:marker-end-width="0.323cm" draw:stroke-linejoin="round" draw:fill="none" fo:padding-top="0.178cm" fo:padding-bottom="0.178cm" fo:padding-left="0.303cm" fo:padding-right="0.303cm"/>
    </style:style>
    <style:style style:name="gr2" style:family="graphic" style:parent-style-name="standard">
      <style:graphic-properties draw:stroke="solid" svg:stroke-width="0.212cm" svg:stroke-color="#0000cc" draw:marker-start-width="0.306cm" draw:marker-end-width="0.306cm" draw:stroke-linejoin="miter" draw:fill="none" fo:padding-top="0.23cm" fo:padding-bottom="0.23cm" fo:padding-left="0.355cm" fo:padding-right="0.355cm"/>
    </style:style>
    <style:style style:name="gr3" style:family="graphic" style:parent-style-name="standard">
      <style:graphic-properties draw:stroke="solid" svg:stroke-width="0.141cm" svg:stroke-color="#0000cc" draw:stroke-linejoin="miter" draw:fill="none" fo:padding-top="0.195cm" fo:padding-bottom="0.195cm" fo:padding-left="0.32cm" fo:padding-right="0.32cm"/>
    </style:style>
    <style:style style:name="gr4" style:family="graphic" style:parent-style-name="standard">
      <style:graphic-properties draw:stroke="solid" svg:stroke-width="0.212cm" svg:stroke-color="#000000" draw:marker-start-width="0.306cm" draw:marker-end-width="0.306cm" draw:stroke-linejoin="round" draw:fill="none" fo:padding-top="0.23cm" fo:padding-bottom="0.23cm" fo:padding-left="0.355cm" fo:padding-right="0.355cm"/>
    </style:style>
    <style:style style:name="gr5" style:family="graphic" style:parent-style-name="standard">
      <style:graphic-properties draw:stroke="none" draw:fill="none" draw:textarea-horizontal-align="left" draw:auto-grow-width="true" fo:min-height="0.001cm" fo:min-width="0.001cm" fo:padding-top="0cm" fo:padding-bottom="0cm" fo:padding-left="0cm" fo:padding-right="0cm"/>
    </style:style>
    <style:style style:name="gr6" style:family="graphic" style:parent-style-name="standard">
      <style:graphic-properties draw:stroke="none" draw:fill="none" draw:textarea-horizontal-align="left" draw:auto-grow-width="true" fo:min-height="0.995cm" fo:min-width="3.012cm" fo:padding-top="0cm" fo:padding-bottom="0cm" fo:padding-left="0cm" fo:padding-right="0cm"/>
    </style:style>
    <style:style style:name="gr7" style:family="graphic" style:parent-style-name="standard">
      <style:graphic-properties draw:stroke="dash" draw:stroke-dash="Fine_20_Dashed" svg:stroke-width="0.212cm" svg:stroke-color="#0000cc" draw:marker-start-width="0.306cm" draw:marker-end-width="0.306cm" draw:stroke-linejoin="bevel" draw:fill="none" fo:padding-top="0.23cm" fo:padding-bottom="0.23cm" fo:padding-left="0.355cm" fo:padding-right="0.355cm"/>
    </style:style>
    <style:style style:name="P1" style:family="paragraph">
      <loext:graphic-properties draw:fill="none"/>
      <style:text-properties style:font-name="CMU Serif"/>
    </style:style>
    <style:style style:name="P2" style:family="paragraph">
      <style:paragraph-properties fo:text-align="start"/>
      <style:text-properties style:font-name="CMU Serif" fo:font-size="48pt" style:font-size-asian="48pt" style:font-size-complex="48pt"/>
    </style:style>
    <style:style style:name="P3" style:family="paragraph">
      <loext:graphic-properties draw:fill="none"/>
      <style:paragraph-properties fo:text-align="start"/>
      <style:text-properties style:font-name="CMU Serif" fo:font-size="48pt" style:font-size-asian="48pt" style:font-size-complex="48pt"/>
    </style:style>
    <style:style style:name="P4" style:family="paragraph">
      <style:paragraph-properties fo:text-align="start"/>
      <style:text-properties style:font-name="CMU Serif" fo:font-size="66pt" style:font-size-asian="66pt" style:font-size-complex="66pt"/>
    </style:style>
    <style:style style:name="P5" style:family="paragraph">
      <loext:graphic-properties draw:fill="none"/>
      <style:paragraph-properties fo:text-align="start"/>
      <style:text-properties style:font-name="CMU Serif" fo:font-size="66pt" style:font-size-asian="66pt" style:font-size-complex="66pt"/>
    </style:style>
    <style:style style:name="T1" style:family="text">
      <style:text-properties fo:font-variant="normal" fo:text-transform="none" fo:color="#262626" fo:font-size="48pt" fo:font-style="normal" fo:font-weight="100" style:font-size-asian="48pt" style:font-size-complex="48pt"/>
    </style:style>
    <style:style style:name="T2" style:family="text">
      <style:text-properties fo:font-variant="normal" fo:text-transform="none" fo:color="#262626" fo:font-size="66pt" fo:font-style="normal" fo:font-weight="100" style:font-size-asian="66pt" style:font-size-complex="66pt"/>
    </style:style>
    <style:style style:name="T3" style:family="text">
      <style:text-properties fo:font-variant="normal" fo:text-transform="none" fo:color="#262626" style:text-position="33% 58%" fo:font-size="66pt" fo:font-style="normal" fo:font-weight="100" style:font-size-asian="66pt" style:font-size-complex="6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6.044cm" svg:y1="30.944cm" svg:x2="46.966cm" svg:y2="30.944cm">
          <text:p/>
        </draw:line>
        <draw:line draw:style-name="gr1" draw:text-style-name="P1" draw:layer="layout" svg:x1="6.044cm" svg:y1="1.981cm" svg:x2="46.966cm" svg:y2="1.981cm">
          <text:p/>
        </draw:line>
        <draw:line draw:style-name="gr1" draw:text-style-name="P1" draw:layer="layout" svg:x1="6.044cm" svg:y1="30.944cm" svg:x2="6.044cm" svg:y2="30.535cm">
          <text:p/>
        </draw:line>
        <draw:line draw:style-name="gr1" draw:text-style-name="P1" draw:layer="layout" svg:x1="13.914cm" svg:y1="30.944cm" svg:x2="13.914cm" svg:y2="30.535cm">
          <text:p/>
        </draw:line>
        <draw:line draw:style-name="gr1" draw:text-style-name="P1" draw:layer="layout" svg:x1="21.783cm" svg:y1="30.944cm" svg:x2="21.783cm" svg:y2="30.535cm">
          <text:p/>
        </draw:line>
        <draw:line draw:style-name="gr1" draw:text-style-name="P1" draw:layer="layout" svg:x1="29.653cm" svg:y1="30.944cm" svg:x2="29.653cm" svg:y2="30.535cm">
          <text:p/>
        </draw:line>
        <draw:line draw:style-name="gr1" draw:text-style-name="P1" draw:layer="layout" svg:x1="37.523cm" svg:y1="30.944cm" svg:x2="37.523cm" svg:y2="30.535cm">
          <text:p/>
        </draw:line>
        <draw:line draw:style-name="gr1" draw:text-style-name="P1" draw:layer="layout" svg:x1="45.392cm" svg:y1="30.944cm" svg:x2="45.392cm" svg:y2="30.535cm">
          <text:p/>
        </draw:line>
        <draw:line draw:style-name="gr1" draw:text-style-name="P1" draw:layer="layout" svg:x1="6.044cm" svg:y1="1.981cm" svg:x2="6.044cm" svg:y2="2.39cm">
          <text:p/>
        </draw:line>
        <draw:line draw:style-name="gr1" draw:text-style-name="P1" draw:layer="layout" svg:x1="13.914cm" svg:y1="1.981cm" svg:x2="13.914cm" svg:y2="2.39cm">
          <text:p/>
        </draw:line>
        <draw:line draw:style-name="gr1" draw:text-style-name="P1" draw:layer="layout" svg:x1="21.783cm" svg:y1="1.981cm" svg:x2="21.783cm" svg:y2="2.39cm">
          <text:p/>
        </draw:line>
        <draw:line draw:style-name="gr1" draw:text-style-name="P1" draw:layer="layout" svg:x1="29.653cm" svg:y1="1.981cm" svg:x2="29.653cm" svg:y2="2.39cm">
          <text:p/>
        </draw:line>
        <draw:line draw:style-name="gr1" draw:text-style-name="P1" draw:layer="layout" svg:x1="37.523cm" svg:y1="1.981cm" svg:x2="37.523cm" svg:y2="2.39cm">
          <text:p/>
        </draw:line>
        <draw:line draw:style-name="gr1" draw:text-style-name="P1" draw:layer="layout" svg:x1="45.392cm" svg:y1="1.981cm" svg:x2="45.392cm" svg:y2="2.39cm">
          <text:p/>
        </draw:line>
        <draw:line draw:style-name="gr1" draw:text-style-name="P1" draw:layer="layout" svg:x1="46.966cm" svg:y1="30.944cm" svg:x2="46.966cm" svg:y2="1.981cm">
          <text:p/>
        </draw:line>
        <draw:line draw:style-name="gr1" draw:text-style-name="P1" draw:layer="layout" svg:x1="6.044cm" svg:y1="30.944cm" svg:x2="6.044cm" svg:y2="1.981cm">
          <text:p/>
        </draw:line>
        <draw:line draw:style-name="gr1" draw:text-style-name="P1" draw:layer="layout" svg:x1="46.966cm" svg:y1="30.944cm" svg:x2="46.557cm" svg:y2="30.944cm">
          <text:p/>
        </draw:line>
        <draw:line draw:style-name="gr1" draw:text-style-name="P1" draw:layer="layout" svg:x1="46.966cm" svg:y1="23.703cm" svg:x2="46.557cm" svg:y2="23.703cm">
          <text:p/>
        </draw:line>
        <draw:line draw:style-name="gr1" draw:text-style-name="P1" draw:layer="layout" svg:x1="46.966cm" svg:y1="16.463cm" svg:x2="46.557cm" svg:y2="16.463cm">
          <text:p/>
        </draw:line>
        <draw:line draw:style-name="gr1" draw:text-style-name="P1" draw:layer="layout" svg:x1="46.966cm" svg:y1="9.222cm" svg:x2="46.557cm" svg:y2="9.222cm">
          <text:p/>
        </draw:line>
        <draw:line draw:style-name="gr1" draw:text-style-name="P1" draw:layer="layout" svg:x1="46.966cm" svg:y1="1.981cm" svg:x2="46.557cm" svg:y2="1.981cm">
          <text:p/>
        </draw:line>
        <draw:line draw:style-name="gr1" draw:text-style-name="P1" draw:layer="layout" svg:x1="6.044cm" svg:y1="30.944cm" svg:x2="6.453cm" svg:y2="30.944cm">
          <text:p/>
        </draw:line>
        <draw:line draw:style-name="gr1" draw:text-style-name="P1" draw:layer="layout" svg:x1="6.044cm" svg:y1="23.703cm" svg:x2="6.453cm" svg:y2="23.703cm">
          <text:p/>
        </draw:line>
        <draw:line draw:style-name="gr1" draw:text-style-name="P1" draw:layer="layout" svg:x1="6.044cm" svg:y1="16.463cm" svg:x2="6.453cm" svg:y2="16.463cm">
          <text:p/>
        </draw:line>
        <draw:line draw:style-name="gr1" draw:text-style-name="P1" draw:layer="layout" svg:x1="6.044cm" svg:y1="9.222cm" svg:x2="6.453cm" svg:y2="9.222cm">
          <text:p/>
        </draw:line>
        <draw:line draw:style-name="gr1" draw:text-style-name="P1" draw:layer="layout" svg:x1="6.044cm" svg:y1="1.981cm" svg:x2="6.453cm" svg:y2="1.981cm">
          <text:p/>
        </draw:line>
        <draw:path draw:style-name="gr2" draw:text-style-name="P1" draw:layer="layout" svg:width="0.706cm" svg:height="0.706cm" svg:x="5.691cm" svg:y="27.986cm" svg:viewBox="0 0 707 707" svg:d="M353 0v707M0 353h707">
          <text:p/>
        </draw:path>
        <draw:path draw:style-name="gr2" draw:text-style-name="P1" draw:layer="layout" svg:width="0.706cm" svg:height="0.706cm" svg:x="8.988cm" svg:y="27.825cm" svg:viewBox="0 0 707 707" svg:d="M353 0v707M0 353h707">
          <text:p/>
        </draw:path>
        <draw:path draw:style-name="gr2" draw:text-style-name="P1" draw:layer="layout" svg:width="0.706cm" svg:height="0.706cm" svg:x="12.284cm" svg:y="27.342cm" svg:viewBox="0 0 707 707" svg:d="M353 0v707M0 353h707">
          <text:p/>
        </draw:path>
        <draw:path draw:style-name="gr2" draw:text-style-name="P1" draw:layer="layout" svg:width="0.706cm" svg:height="0.706cm" svg:x="28.766cm" svg:y="20.093cm" svg:viewBox="0 0 707 707" svg:d="M353 0v707M0 353h707">
          <text:p/>
        </draw:path>
        <draw:path draw:style-name="gr3" draw:text-style-name="P1" draw:layer="layout" svg:width="0.706cm" svg:height="0.706cm" svg:x="32.063cm" svg:y="17.676cm" svg:viewBox="0 0 707 707" svg:d="M353 0v707M0 353h707">
          <text:p/>
        </draw:path>
        <draw:path draw:style-name="gr2" draw:text-style-name="P1" draw:layer="layout" svg:width="0.706cm" svg:height="0.706cm" svg:x="35.359cm" svg:y="14.937cm" svg:viewBox="0 0 707 707" svg:d="M353 0v707M0 353h707">
          <text:p/>
        </draw:path>
        <draw:path draw:style-name="gr2" draw:text-style-name="P1" draw:layer="layout" svg:width="0.706cm" svg:height="0.706cm" svg:x="38.655cm" svg:y="11.875cm" svg:viewBox="0 0 707 707" svg:d="M353 0v707M0 353h707">
          <text:p/>
        </draw:path>
        <draw:path draw:style-name="gr2" draw:text-style-name="P1" draw:layer="layout" svg:width="0.706cm" svg:height="0.706cm" svg:x="41.952cm" svg:y="8.492cm" svg:viewBox="0 0 707 707" svg:d="M353 0v707M0 353h707">
          <text:p/>
        </draw:path>
        <draw:path draw:style-name="gr2" draw:text-style-name="P1" draw:layer="layout" svg:width="0.706cm" svg:height="0.706cm" svg:x="45.248cm" svg:y="4.786cm" svg:viewBox="0 0 707 707" svg:d="M353 0v707M0 353h707">
          <text:p/>
        </draw:path>
        <draw:polyline draw:style-name="gr4" draw:text-style-name="P1" draw:layer="layout" svg:width="40.927cm" svg:height="16.781cm" svg:x="6.044cm" svg:y="14.163cm" svg:viewBox="0 0 40928 16782" draw:points="0,16782 66,16755 132,16728 198,16701 264,16674 330,16647 396,16620 462,16593 528,16566 594,16538 660,16511 726,16484 792,16457 858,16430 924,16403 990,16376 1056,16349 1122,16322 1188,16295 1254,16268 1320,16241 1386,16214 1452,16187 1518,16160 1584,16133 1650,16105 1716,16078 1782,16051 1848,16024 1914,15997 1980,15970 2046,15943 2112,15916 2178,15889 2244,15862 2310,15835 2376,15808 2442,15781 2508,15754 2574,15727 2640,15700 2706,15672 2772,15645 2838,15618 2904,15591 2970,15564 3036,15537 3102,15510 3168,15483 3234,15456 3300,15429 3366,15402 3432,15375 3498,15348 3564,15321 3630,15294 3696,15267 3762,15240 3828,15212 3894,15185 3960,15158 4026,15131 4092,15104 4158,15077 4224,15050 4290,15023 4356,14996 4422,14969 4488,14942 4554,14915 4620,14888 4686,14861 4752,14834 4818,14807 4884,14779 4950,14752 5016,14725 5082,14698 5148,14671 5214,14644 5280,14617 5346,14590 5412,14563 5478,14536 5544,14509 5610,14482 5676,14455 5742,14428 5808,14401 5874,14374 5940,14347 6006,14319 6072,14292 6138,14265 6204,14238 6270,14211 6336,14184 6402,14157 6468,14130 6534,14103 6600,14076 6666,14049 6732,14022 6798,13995 6864,13968 6930,13941 6996,13914 7062,13886 7128,13859 7194,13832 7260,13805 7326,13778 7392,13751 7458,13724 7524,13697 7590,13670 7656,13643 7722,13616 7788,13589 7854,13562 7920,13535 7986,13508 8052,13481 8118,13454 8184,13426 8250,13399 8316,13372 8382,13345 8448,13318 8514,13291 8580,13264 8646,13237 8712,13210 8778,13183 8844,13156 8910,13129 8975,13102 9041,13075 9107,13048 9173,13021 9239,12993 9305,12966 9371,12939 9437,12912 9503,12885 9569,12858 9635,12831 9701,12804 9767,12777 9833,12750 9899,12723 9965,12696 10031,12669 10097,12642 10163,12615 10229,12588 10295,12561 10361,12533 10427,12506 10493,12479 10559,12452 10625,12425 10691,12398 10757,12371 10823,12344 10889,12317 10955,12290 11021,12263 11087,12236 11153,12209 11219,12182 11285,12155 11351,12128 11417,12100 11483,12073 11549,12046 11615,12019 11681,11992 11747,11965 11813,11938 11879,11911 11945,11884 12011,11857 12077,11830 12143,11803 12209,11776 12275,11749 12341,11722 12407,11695 12473,11667 12539,11640 12605,11613 12671,11586 12737,11559 12803,11532 12869,11505 12935,11478 13001,11451 13067,11424 13133,11397 13199,11370 13265,11343 13331,11316 13397,11289 13463,11262 13529,11235 13595,11207 13661,11180 13727,11153 13793,11126 13859,11099 13925,11072 13991,11045 14057,11018 14123,10991 14189,10964 14255,10937 14321,10910 14387,10883 14453,10856 14519,10829 14585,10802 14651,10774 14717,10747 14783,10720 14849,10693 14915,10666 14981,10639 15047,10612 15113,10585 15179,10558 15245,10531 15311,10504 15377,10477 15443,10450 15509,10423 15575,10396 15641,10369 15707,10342 15773,10314 15839,10287 15905,10260 15971,10233 16037,10206 16103,10179 16169,10152 16235,10125 16301,10098 16367,10071 16433,10044 16499,10017 16565,9990 16631,9963 16697,9936 16763,9909 16829,9881 16895,9854 16961,9827 17027,9800 17093,9773 17159,9746 17225,9719 17291,9692 17357,9665 17423,9638 17489,9611 17555,9584 17621,9557 17687,9530 17753,9503 17819,9476 17885,9449 17951,9421 18017,9394 18083,9367 18149,9340 18215,9313 18281,9286 18347,9259 18413,9232 18479,9205 18545,9178 18611,9151 18677,9124 18743,9097 18809,9070 18875,9043 18941,9016 19007,8988 19073,8961 19139,8934 19205,8907 19271,8880 19337,8853 19403,8826 19469,8799 19535,8772 19601,8745 19667,8718 19733,8691 19799,8664 19865,8637 19931,8610 19997,8583 20063,8555 20129,8528 20195,8501 20261,8474 20327,8447 20393,8420 20459,8393 20525,8366 20591,8339 20657,8312 20723,8285 20789,8258 20855,8231 20921,8204 20987,8177 21053,8150 21119,8123 21185,8095 21251,8068 21317,8041 21383,8014 21449,7987 21515,7960 21581,7933 21647,7906 21713,7879 21779,7852 21845,7825 21911,7798 21977,7771 22043,7744 22109,7717 22175,7690 22241,7662 22307,7635 22373,7608 22439,7581 22505,7554 22571,7527 22637,7500 22703,7473 22769,7446 22835,7419 22901,7392 22967,7365 23033,7338 23099,7311 23165,7284 23231,7257 23297,7230 23363,7202 23429,7175 23495,7148 23561,7121 23627,7094 23693,7067 23759,7040 23825,7013 23891,6986 23957,6959 24023,6932 24089,6905 24155,6878 24221,6851 24287,6824 24353,6797 24419,6769 24485,6742 24551,6715 24617,6688 24683,6661 24749,6634 24815,6607 24881,6580 24947,6553 25013,6526 25079,6499 25145,6472 25211,6445 25277,6418 25343,6391 25409,6364 25475,6337 25541,6309 25607,6282 25673,6255 25739,6228 25805,6201 25871,6174 25937,6147 26003,6120 26069,6093 26135,6066 26201,6039 26267,6012 26333,5985 26399,5958 26465,5931 26531,5904 26597,5876 26663,5849 26729,5822 26795,5795 26860,5768 26926,5741 26992,5714 27058,5687 27124,5660 27190,5633 27256,5606 27322,5579 27388,5552 27454,5525 27520,5498 27586,5471 27652,5443 27718,5416 27784,5389 27850,5362 27916,5335 27982,5308 28048,5281 28114,5254 28180,5227 28246,5200 28312,5173 28378,5146 28444,5119 28510,5092 28576,5065 28642,5038 28708,5011 28774,4983 28840,4956 28906,4929 28972,4902 29038,4875 29104,4848 29170,4821 29236,4794 29302,4767 29368,4740 29434,4713 29500,4686 29566,4659 29632,4632 29698,4605 29764,4578 29830,4550 29896,4523 29962,4496 30028,4469 30094,4442 30160,4415 30226,4388 30292,4361 30358,4334 30424,4307 30490,4280 30556,4253 30622,4226 30688,4199 30754,4172 30820,4145 30886,4118 30952,4090 31018,4063 31084,4036 31150,4009 31216,3982 31282,3955 31348,3928 31414,3901 31480,3874 31546,3847 31612,3820 31678,3793 31744,3766 31810,3739 31876,3712 31942,3685 32008,3657 32074,3630 32140,3603 32206,3576 32272,3549 32338,3522 32404,3495 32470,3468 32536,3441 32602,3414 32668,3387 32734,3360 32800,3333 32866,3306 32932,3279 32998,3252 33064,3225 33130,3197 33196,3170 33262,3143 33328,3116 33394,3089 33460,3062 33526,3035 33592,3008 33658,2981 33724,2954 33790,2927 33856,2900 33922,2873 33988,2846 34054,2819 34120,2792 34186,2764 34252,2737 34318,2710 34384,2683 34450,2656 34516,2629 34582,2602 34648,2575 34714,2548 34780,2521 34846,2494 34912,2467 34978,2440 35044,2413 35110,2386 35176,2359 35242,2331 35308,2304 35374,2277 35440,2250 35506,2223 35572,2196 35638,2169 35704,2142 35770,2115 35836,2088 35902,2061 35968,2034 36034,2007 36100,1980 36166,1953 36232,1926 36298,1899 36364,1871 36430,1844 36496,1817 36562,1790 36628,1763 36694,1736 36760,1709 36826,1682 36892,1655 36958,1628 37024,1601 37090,1574 37156,1547 37222,1520 37288,1493 37354,1466 37420,1438 37486,1411 37552,1384 37618,1357 37684,1330 37750,1303 37816,1276 37882,1249 37948,1222 38014,1195 38080,1168 38146,1141 38212,1114 38278,1087 38344,1060 38410,1033 38476,1006 38542,978 38608,951 38674,924 38740,897 38806,870 38872,843 38938,816 39004,789 39070,762 39136,735 39202,708 39268,681 39334,654 39400,627 39466,600 39532,573 39598,545 39664,518 39730,491 39796,464 39862,437 39928,410 39994,383 40060,356 40126,329 40192,302 40258,275 40324,248 40390,221 40456,194 40522,167 40588,140 40654,113 40720,85 40786,58 40852,31 40918,4 40928,0">
          <text:p/>
        </draw:polyline>
        <draw:frame draw:style-name="gr5" draw:text-style-name="P3" draw:layer="layout" svg:width="0.849cm" svg:height="2.008cm" svg:x="5.633cm" svg:y="30.997cm">
          <draw:text-box>
            <text:p text:style-name="P2"><text:span text:style-name="T1">0</text:span></text:p>
          </draw:text-box>
        </draw:frame>
        <draw:frame draw:style-name="gr5" draw:text-style-name="P3" draw:layer="layout" svg:width="2.165cm" svg:height="2.008cm" svg:x="12.826cm" svg:y="30.997cm">
          <draw:text-box>
            <text:p text:style-name="P2"><text:span text:style-name="T1">2.5</text:span></text:p>
          </draw:text-box>
        </draw:frame>
        <draw:frame draw:style-name="gr5" draw:text-style-name="P3" draw:layer="layout" svg:width="0.849cm" svg:height="2.008cm" svg:x="21.372cm" svg:y="30.997cm">
          <draw:text-box>
            <text:p text:style-name="P2"><text:span text:style-name="T1">5</text:span></text:p>
          </draw:text-box>
        </draw:frame>
        <draw:frame draw:style-name="gr5" draw:text-style-name="P3" draw:layer="layout" svg:width="2.165cm" svg:height="2.008cm" svg:x="28.565cm" svg:y="30.997cm">
          <draw:text-box>
            <text:p text:style-name="P2"><text:span text:style-name="T1">7.5</text:span></text:p>
          </draw:text-box>
        </draw:frame>
        <draw:frame draw:style-name="gr5" draw:text-style-name="P3" draw:layer="layout" svg:width="1.695cm" svg:height="2.008cm" svg:x="36.635cm" svg:y="30.997cm">
          <draw:text-box>
            <text:p text:style-name="P2"><text:span text:style-name="T1">10</text:span></text:p>
          </draw:text-box>
        </draw:frame>
        <draw:frame draw:style-name="gr6" draw:text-style-name="P3" draw:layer="layout" svg:width="3.012cm" svg:height="2.008cm" svg:x="43.846cm" svg:y="31.005cm">
          <draw:text-box>
            <text:p text:style-name="P2"><text:span text:style-name="T1">12.5</text:span></text:p>
          </draw:text-box>
        </draw:frame>
        <draw:frame draw:style-name="gr5" draw:text-style-name="P5" draw:layer="layout" svg:width="22.858cm" svg:height="2.761cm" svg:x="18.179cm" svg:y="33.037cm">
          <draw:text-box>
            <text:p text:style-name="P4"><text:span text:style-name="T2">Wavevector (10</text:span><text:span text:style-name="T3">-1</text:span><text:span text:style-name="T2"> nm</text:span><text:span text:style-name="T3">-1</text:span><text:span text:style-name="T2">)</text:span></text:p>
          </draw:text-box>
        </draw:frame>
        <draw:frame draw:style-name="gr5" draw:text-style-name="P3" draw:layer="layout" svg:width="0.849cm" svg:height="2.008cm" svg:x="47.495cm" svg:y="29.927cm">
          <draw:text-box>
            <text:p text:style-name="P2"><text:span text:style-name="T1">0</text:span></text:p>
          </draw:text-box>
        </draw:frame>
        <draw:frame draw:style-name="gr5" draw:text-style-name="P3" draw:layer="layout" svg:width="2.165cm" svg:height="2.008cm" svg:x="47.495cm" svg:y="22.686cm">
          <draw:text-box>
            <text:p text:style-name="P2"><text:span text:style-name="T1">0.5</text:span></text:p>
          </draw:text-box>
        </draw:frame>
        <draw:frame draw:style-name="gr5" draw:text-style-name="P3" draw:layer="layout" svg:width="0.849cm" svg:height="2.008cm" svg:x="47.495cm" svg:y="15.445cm">
          <draw:text-box>
            <text:p text:style-name="P2"><text:span text:style-name="T1">1</text:span></text:p>
          </draw:text-box>
        </draw:frame>
        <draw:frame draw:style-name="gr5" draw:text-style-name="P3" draw:layer="layout" svg:width="2.165cm" svg:height="2.008cm" svg:x="47.495cm" svg:y="8.204cm">
          <draw:text-box>
            <text:p text:style-name="P2"><text:span text:style-name="T1">1.5</text:span></text:p>
          </draw:text-box>
        </draw:frame>
        <draw:frame draw:style-name="gr5" draw:text-style-name="P3" draw:layer="layout" svg:width="0.849cm" svg:height="2.008cm" svg:x="47.495cm" svg:y="1.064cm">
          <draw:text-box>
            <text:p text:style-name="P2"><text:span text:style-name="T1">2</text:span></text:p>
          </draw:text-box>
        </draw:frame>
        <draw:frame draw:style-name="gr5" draw:text-style-name="P5" draw:layer="layout" svg:width="17.414cm" svg:height="2.761cm" draw:transform="rotate (1.5707963267949) translate (50.6cm 25.164cm)">
          <draw:text-box>
            <text:p text:style-name="P4"><text:span text:style-name="T2">Frequency (THz)</text:span></text:p>
          </draw:text-box>
        </draw:frame>
        <draw:polyline draw:style-name="gr7" draw:text-style-name="P1" draw:layer="layout" svg:width="40.927cm" svg:height="24.835cm" svg:x="6.044cm" svg:y="3.504cm" svg:viewBox="0 0 40928 24836" draw:points="0,24836 66,24836 132,24835 198,24835 264,24835 330,24834 396,24833 462,24833 528,24832 594,24830 660,24829 726,24828 792,24826 858,24825 924,24823 990,24821 1056,24819 1122,24817 1188,24815 1254,24812 1320,24810 1386,24807 1452,24804 1518,24802 1584,24799 1650,24795 1716,24792 1782,24789 1848,24785 1914,24781 1980,24778 2046,24774 2112,24770 2178,24765 2244,24761 2310,24757 2376,24752 2442,24747 2508,24743 2574,24738 2640,24732 2706,24727 2772,24722 2838,24716 2904,24711 2970,24705 3036,24699 3102,24693 3168,24687 3234,24681 3300,24674 3366,24668 3432,24661 3498,24654 3564,24648 3630,24641 3696,24633 3762,24626 3828,24619 3894,24611 3960,24603 4026,24596 4092,24588 4158,24580 4224,24571 4290,24563 4356,24555 4422,24546 4488,24537 4554,24529 4620,24520 4686,24510 4752,24501 4818,24492 4884,24482 4950,24473 5016,24463 5082,24453 5148,24443 5214,24433 5280,24423 5346,24412 5412,24402 5478,24391 5544,24380 5610,24370 5676,24358 5742,24347 5808,24336 5874,24325 5940,24313 6006,24301 6072,24290 6138,24278 6204,24266 6270,24253 6336,24241 6402,24229 6468,24216 6534,24203 6600,24190 6666,24177 6732,24164 6798,24151 6864,24138 6930,24124 6996,24111 7062,24097 7128,24083 7194,24069 7260,24055 7326,24041 7392,24026 7458,24012 7524,23997 7590,23982 7656,23967 7722,23952 7788,23937 7854,23922 7920,23906 7986,23891 8052,23875 8118,23859 8184,23843 8250,23827 8316,23811 8382,23795 8448,23778 8514,23762 8580,23745 8646,23728 8712,23711 8778,23694 8844,23677 8910,23660 8975,23642 9041,23624 9107,23607 9173,23589 9239,23571 9305,23553 9371,23534 9437,23516 9503,23497 9569,23479 9635,23460 9701,23441 9767,23422 9833,23403 9899,23384 9965,23364 10031,23345 10097,23325 10163,23305 10229,23285 10295,23265 10361,23245 10427,23225 10493,23204 10559,23183 10625,23163 10691,23142 10757,23121 10823,23100 10889,23079 10955,23057 11021,23036 11087,23014 11153,22992 11219,22970 11285,22948 11351,22926 11417,22904 11483,22882 11549,22859 11615,22836 11681,22814 11747,22791 11813,22768 11879,22744 11945,22721 12011,22698 12077,22674 12143,22650 12209,22627 12275,22603 12341,22579 12407,22554 12473,22530 12539,22506 12605,22481 12671,22456 12737,22431 12803,22406 12869,22381 12935,22356 13001,22331 13067,22305 13133,22280 13199,22254 13265,22228 13331,22202 13397,22176 13463,22149 13529,22123 13595,22096 13661,22070 13727,22043 13793,22016 13859,21989 13925,21962 13991,21935 14057,21907 14123,21880 14189,21852 14255,21824 14321,21796 14387,21768 14453,21740 14519,21711 14585,21683 14651,21654 14717,21626 14783,21597 14849,21568 14915,21539 14981,21509 15047,21480 15113,21450 15179,21421 15245,21391 15311,21361 15377,21331 15443,21301 15509,21271 15575,21240 15641,21210 15707,21179 15773,21148 15839,21117 15905,21086 15971,21055 16037,21024 16103,20992 16169,20961 16235,20929 16301,20897 16367,20865 16433,20833 16499,20801 16565,20769 16631,20736 16697,20704 16763,20671 16829,20638 16895,20605 16961,20572 17027,20539 17093,20505 17159,20472 17225,20438 17291,20404 17357,20370 17423,20336 17489,20302 17555,20268 17621,20233 17687,20199 17753,20164 17819,20129 17885,20094 17951,20059 18017,20024 18083,19989 18149,19953 18215,19918 18281,19882 18347,19846 18413,19810 18479,19774 18545,19738 18611,19702 18677,19665 18743,19629 18809,19592 18875,19555 18941,19518 19007,19481 19073,19444 19139,19406 19205,19369 19271,19331 19337,19293 19403,19255 19469,19217 19535,19179 19601,19141 19667,19102 19733,19064 19799,19025 19865,18986 19931,18947 19997,18908 20063,18869 20129,18830 20195,18790 20261,18751 20327,18711 20393,18671 20459,18631 20525,18591 20591,18551 20657,18511 20723,18470 20789,18429 20855,18389 20921,18348 20987,18307 21053,18266 21119,18224 21185,18183 21251,18141 21317,18100 21383,18058 21449,18016 21515,17974 21581,17932 21647,17890 21713,17847 21779,17805 21845,17762 21911,17719 21977,17676 22043,17633 22109,17590 22175,17547 22241,17503 22307,17460 22373,17416 22439,17372 22505,17328 22571,17284 22637,17240 22703,17195 22769,17151 22835,17106 22901,17061 22967,17017 23033,16972 23099,16926 23165,16881 23231,16836 23297,16790 23363,16745 23429,16699 23495,16653 23561,16607 23627,16561 23693,16514 23759,16468 23825,16421 23891,16375 23957,16328 24023,16281 24089,16234 24155,16187 24221,16139 24287,16092 24353,16044 24419,15996 24485,15949 24551,15901 24617,15853 24683,15804 24749,15756 24815,15707 24881,15659 24947,15610 25013,15561 25079,15512 25145,15463 25211,15414 25277,15364 25343,15315 25409,15265 25475,15215 25541,15165 25607,15115 25673,15065 25739,15015 25805,14964 25871,14914 25937,14863 26003,14812 26069,14761 26135,14710 26201,14659 26267,14608 26333,14556 26399,14505 26465,14453 26531,14401 26597,14349 26663,14297 26729,14245 26795,14192 26860,14140 26926,14087 26992,14034 27058,13982 27124,13929 27190,13875 27256,13822 27322,13769 27388,13715 27454,13662 27520,13608 27586,13554 27652,13500 27718,13446 27784,13391 27850,13337 27916,13282 27982,13228 28048,13173 28114,13118 28180,13063 28246,13007 28312,12952 28378,12897 28444,12841 28510,12785 28576,12729 28642,12673 28708,12617 28774,12561 28840,12505 28906,12448 28972,12392 29038,12335 29104,12278 29170,12221 29236,12164 29302,12106 29368,12049 29434,11991 29500,11934 29566,11876 29632,11818 29698,11760 29764,11702 29830,11644 29896,11585 29962,11526 30028,11468 30094,11409 30160,11350 30226,11291 30292,11232 30358,11172 30424,11113 30490,11053 30556,10994 30622,10934 30688,10874 30754,10814 30820,10753 30886,10693 30952,10632 31018,10572 31084,10511 31150,10450 31216,10389 31282,10328 31348,10267 31414,10205 31480,10144 31546,10082 31612,10020 31678,9958 31744,9896 31810,9834 31876,9772 31942,9709 32008,9647 32074,9584 32140,9521 32206,9458 32272,9395 32338,9332 32404,9268 32470,9205 32536,9141 32602,9078 32668,9014 32734,8950 32800,8886 32866,8821 32932,8757 32998,8692 33064,8628 33130,8563 33196,8498 33262,8433 33328,8368 33394,8303 33460,8237 33526,8172 33592,8106 33658,8040 33724,7974 33790,7908 33856,7842 33922,7776 33988,7709 34054,7643 34120,7576 34186,7509 34252,7442 34318,7375 34384,7308 34450,7240 34516,7173 34582,7105 34648,7038 34714,6970 34780,6902 34846,6833 34912,6765 34978,6697 35044,6628 35110,6560 35176,6491 35242,6422 35308,6353 35374,6284 35440,6214 35506,6145 35572,6076 35638,6006 35704,5936 35770,5866 35836,5796 35902,5726 35968,5655 36034,5585 36100,5514 36166,5444 36232,5373 36298,5302 36364,5231 36430,5160 36496,5088 36562,5017 36628,4945 36694,4873 36760,4801 36826,4729 36892,4657 36958,4585 37024,4513 37090,4440 37156,4367 37222,4295 37288,4222 37354,4149 37420,4076 37486,4002 37552,3929 37618,3855 37684,3782 37750,3708 37816,3634 37882,3560 37948,3486 38014,3411 38080,3337 38146,3262 38212,3187 38278,3113 38344,3038 38410,2962 38476,2887 38542,2812 38608,2736 38674,2661 38740,2585 38806,2509 38872,2433 38938,2357 39004,2281 39070,2204 39136,2128 39202,2051 39268,1974 39334,1897 39400,1820 39466,1743 39532,1666 39598,1588 39664,1511 39730,1433 39796,1355 39862,1277 39928,1199 39994,1121 40060,1043 40126,964 40192,886 40258,807 40324,728 40390,649 40456,570 40522,491 40588,411 40654,332 40720,252 40786,173 40852,93 40918,13 40928,0">
          <text:p/>
        </draw:polyline>
        <draw:path draw:style-name="gr2" draw:text-style-name="P1" draw:layer="layout" svg:width="0.706cm" svg:height="0.706cm" svg:x="15.58cm" svg:y="26.537cm" svg:viewBox="0 0 707 707" svg:d="M353 0v707M0 353h707">
          <text:p/>
        </draw:path>
        <draw:path draw:style-name="gr2" draw:text-style-name="P1" draw:layer="layout" svg:width="0.706cm" svg:height="0.706cm" svg:x="18.877cm" svg:y="25.409cm" svg:viewBox="0 0 707 707" svg:d="M353 0v707M0 353h707">
          <text:p/>
        </draw:path>
        <draw:path draw:style-name="gr2" draw:text-style-name="P1" draw:layer="layout" svg:width="0.706cm" svg:height="0.706cm" svg:x="22.173cm" svg:y="23.959cm" svg:viewBox="0 0 707 707" svg:d="M353 0v707M0 353h707">
          <text:p/>
        </draw:path>
        <draw:path draw:style-name="gr2" draw:text-style-name="P1" draw:layer="layout" svg:width="0.706cm" svg:height="0.706cm" svg:x="25.47cm" svg:y="22.187cm" svg:viewBox="0 0 707 707" svg:d="M353 0v707M0 353h707">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dash41" draw:style="rect" draw:dots1="1" draw:dots1-length="0.564cm" draw:distance="0.564cm"/>
    <draw:stroke-dash draw:name="dash42" draw:style="rect" draw:dots1="1" draw:dots1-length="0.564cm" draw:distance="0.56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52.776cm" fo:page-height="35.5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11-06T10:57:05.115000000</dc:date>
    <meta:editing-duration>PT14M19S</meta:editing-duration>
    <meta:editing-cycles>2</meta:editing-cycles>
    <meta:generator>LibreOffice/5.4.2.2$Windows_X86_64 LibreOffice_project/22b09f6418e8c2d508a9eaf86b2399209b0990f4</meta:generator>
    <meta:document-statistic meta:object-count="54"/>
  </office:meta>
</office:document-meta>
</file>